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paragraph-rsid="000fe812"/>
    </style:style>
    <style:style style:name="P3" style:family="paragraph" style:parent-style-name="Standard" style:list-style-name="L3">
      <style:text-properties officeooo:paragraph-rsid="000fe812"/>
    </style:style>
    <style:style style:name="P4" style:family="paragraph" style:parent-style-name="Standard">
      <style:paragraph-properties fo:text-align="center" style:justify-single-word="false"/>
      <style:text-properties officeooo:paragraph-rsid="000fe812"/>
    </style:style>
    <style:style style:name="P5" style:family="paragraph" style:parent-style-name="Standard" style:list-style-name="L4">
      <style:text-properties officeooo:paragraph-rsid="000fe812"/>
    </style:style>
    <style:style style:name="P6" style:family="paragraph" style:parent-style-name="Standard">
      <style:paragraph-properties fo:text-align="start" style:justify-single-word="false"/>
      <style:text-properties officeooo:paragraph-rsid="000fe8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e81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T Security Policies and Procedures</text:h>
      <text:p text:style-name="Standard"><text:span text:style-name="T1"/></text:p>
      <text:p text:style-name="Standard"><text:span text:style-name="T1"/></text:p>
      <text:p text:style-name="P4"><text:span text:style-name="T1">Company Name</text:span>: SecureTech Solutions<text:line-break/><text:line-break/><text:span text:style-name="T1">Company Overview</text:span>: SecureTech Solutions is a medium-sized IT consulting firm specializing in providing cybersecurity services to various clients across different industries. The company handles sensitive client data and operates in a highly regulated environment.<text:line-break/><text:line-break/><text:span text:style-name="T1">Objective</text:span>: SecureTech Solutions aims to achieve ISO 27001 certification to demonstrate its commitment to information security management and ensure the confidentiality, integrity, and availability of its information assets.<text:line-break/><text:line-break/>Key Information Assets:</text:p>
      <text:p text:style-name="P4"/>
      <text:list text:style-name="L4">
        <text:list-item>
          <text:p text:style-name="P5">Client databases containing sensitive information.</text:p>
        </text:list-item>
        <text:list-item>
          <text:p text:style-name="P5">Intellectual property related to cybersecurity solutions.</text:p>
        </text:list-item>
        <text:list-item>
          <text:p text:style-name="P5">Employee and contractor personal data.</text:p>
        </text:list-item>
        <text:list-item>
          <text:p text:style-name="P5">Financial information related to company operations.</text:p>
        </text:list-item>
      </text:list>
      <text:p text:style-name="P2"/>
      <text:p text:style-name="P4"><text:line-break/><text:span text:style-name="T1">Scope of Policy:</text:span> The IT security policies and procedures will apply to all employees, contractors, and systems within SecureTech Solutions, including remote workers and third-party service providers with access to company resources.</text:p>
      <text:p text:style-name="P4"/>
      <text:p text:style-name="P6"><text:span text:style-name="T2"><text:line-break/><text:line-break/>Information Security Policy<text:line-break/><text:line-break/>Policy Statement:<text:line-break/><text:line-break/>SecureTech Solutions is committed to maintaining the confidentiality, integrity, and availability of its information assets.<text:line-break/>All employees, contractors, and third-party service providers must adhere to this policy.<text:line-break/>Information Asset Management:<text:line-break/><text:line-break/>Information assets will be classified based on their sensitivity and criticality to the organization.<text:line-break/>Information owners will be appointed for each asset to ensure proper handling and protection.<text:line-break/>Access Control:<text:line-break/><text:line-break/>Access to information assets will be granted based on the principle of least privilege.<text:line-break/>User access rights will be reviewed and updated regularly.<text:line-break/>Strong authentication mechanisms, including two-factor authentication, will be implemented where necessary.<text:line-break/>Data Protection and Privacy:<text:line-break/><text:line-break/>Data encryption will be enforced for sensitive data in transit and at rest.<text:line-break/>Data backup and recovery procedures will be established and tested regularly.<text:line-break/>Data retention policies will be defined to ensure compliance with legal and regulatory requirements.<text:line-break/>Network Security:<text:line-break/></text:span><text:soft-page-break/><text:span text:style-name="T2"><text:line-break/>Firewall and intrusion detection/prevention systems will be implemented to protect the network perimeter.<text:line-break/>Remote access to company networks will be encrypted and authenticated securely.<text:line-break/>Wireless networks will be secured using WPA2 or higher encryption standards.<text:line-break/>Incident Response and Management:<text:line-break/><text:line-break/>An incident response team will be designated and trained to handle security incidents promptly.<text:line-break/>Incident reporting procedures will be established for employees to report security breaches or suspicious activities.<text:line-break/>Security incidents will be categorized, prioritized, and responded to according to predefined procedures.<text:line-break/>Acceptable Use:<text:line-break/><text:line-break/>Employees will be expected to use company resources responsibly and for business purposes only.<text:line-break/>Prohibited activities include unauthorized access, distribution of malware, and violation of intellectual property rights.<text:line-break/>Personal devices connecting to company networks must comply with security policies and have up-to-date antivirus software.<text:line-break/>Physical Security:<text:line-break/><text:line-break/>Physical access to company premises will be restricted to authorized personnel only.<text:line-break/>Security cameras and alarm systems will be installed to monitor and protect sensitive areas.<text:line-break/>Access control mechanisms such as key cards or biometric scanners will be used to restrict access to data centers and server rooms.<text:line-break/>Business Continuity and Disaster Recovery:<text:line-break/><text:line-break/>Business impact analyses will be conducted to identify critical business functions and resources.<text:line-break/>Business continuity plans will be developed to ensure the continuity of operations during disruptions.<text:line-break/>Disaster recovery plans will be established to recover IT systems and data in the event of disasters.<text:line-break/>Procedures:<text:line-break/><text:line-break/>Access Control Procedure:<text:line-break/><text:line-break/>Procedure for user access provisioning, modification, and termination.<text:line-break/>Guidelines for enforcing strong password policies and implementing two-factor authentication.<text:line-break/>Data Protection Procedure:<text:line-break/><text:line-break/>Encryption standards and procedures for sensitive data.<text:line-break/>Backup and recovery procedures including regular testing and verification.<text:line-break/>Network Security Procedure:<text:line-break/><text:line-break/>Configuration standards for firewalls and intrusion detection/prevention systems.<text:line-break/>Secure remote access procedures and wireless network security measures.<text:line-break/>Incident Response Procedure:<text:line-break/><text:line-break/>Incident reporting and escalation procedures.<text:line-break/>Incident categorization, investigation, and resolution processes.<text:line-break/>Acceptable Use Procedure:<text:line-break/><text:line-break/>Guidelines for appropriate use of company resources.<text:line-break/></text:span><text:soft-page-break/><text:span text:style-name="T2">Procedures for monitoring and enforcing compliance with the acceptable use policy.<text:line-break/>Physical Security Procedure:<text:line-break/><text:line-break/>Access control procedures for company premises and sensitive areas.<text:line-break/>Security measures for equipment and facilities containing sensitive information.<text:line-break/>Business Continuity and Disaster Recovery Procedure:<text:line-break/><text:line-break/>Business impact analysis process.<text:line-break/>Development and testing of business continuity and disaster recovery plan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09:20:19.747000000</meta:creation-date>
    <dc:date>2024-03-04T10:14:00.410000000</dc:date>
    <meta:editing-duration>PT53M40S</meta:editing-duration>
    <meta:editing-cycles>1</meta:editing-cycles>
    <meta:document-statistic meta:table-count="0" meta:image-count="0" meta:object-count="0" meta:page-count="3" meta:paragraph-count="8" meta:word-count="638" meta:character-count="4933" meta:non-whitespace-character-count="4283"/>
    <meta:generator>LibreOffice/24.2.0.3$Windows_X86_64 LibreOffice_project/da48488a73ddd66ea24cf16bbc4f7b9c08e9bea1</meta:generator>
  </office:meta>
</office:document-meta>
</file>